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061" officeooo:paragraph-rsid="0004d061"/>
    </style:style>
    <style:style style:name="P2" style:family="paragraph" style:parent-style-name="Standard">
      <style:text-properties officeooo:rsid="0007045a" officeooo:paragraph-rsid="0007045a"/>
    </style:style>
    <style:style style:name="P3" style:family="paragraph" style:parent-style-name="Standard">
      <style:text-properties officeooo:rsid="0007af9f" officeooo:paragraph-rsid="0007af9f"/>
    </style:style>
    <style:style style:name="P4" style:family="paragraph" style:parent-style-name="Standard">
      <style:text-properties officeooo:rsid="0007af9f" officeooo:paragraph-rsid="0009301c"/>
    </style:style>
    <style:style style:name="P5" style:family="paragraph" style:parent-style-name="Standard">
      <style:text-properties officeooo:rsid="000d9a7e" officeooo:paragraph-rsid="000d9a7e"/>
    </style:style>
    <style:style style:name="P6" style:family="paragraph" style:parent-style-name="Standard">
      <style:text-properties officeooo:rsid="0010e1bc" officeooo:paragraph-rsid="0010e1bc"/>
    </style:style>
    <style:style style:name="P7" style:family="paragraph" style:parent-style-name="Standard">
      <style:text-properties officeooo:rsid="00180100" officeooo:paragraph-rsid="00180100"/>
    </style:style>
    <style:style style:name="P8" style:family="paragraph" style:parent-style-name="Standard">
      <style:text-properties officeooo:rsid="00180100" officeooo:paragraph-rsid="0018e9c1"/>
    </style:style>
    <style:style style:name="P9" style:family="paragraph" style:parent-style-name="Standard">
      <style:text-properties officeooo:rsid="0018e9c1" officeooo:paragraph-rsid="0018e9c1"/>
    </style:style>
    <style:style style:name="P10" style:family="paragraph" style:parent-style-name="Standard">
      <style:text-properties officeooo:paragraph-rsid="00180100"/>
    </style:style>
    <style:style style:name="P11" style:family="paragraph" style:parent-style-name="Standard">
      <style:text-properties officeooo:rsid="0019cbd5" officeooo:paragraph-rsid="0019cbd5"/>
    </style:style>
    <style:style style:name="P12" style:family="paragraph" style:parent-style-name="Standard">
      <style:text-properties officeooo:rsid="001ba2f5" officeooo:paragraph-rsid="001ba2f5"/>
    </style:style>
    <style:style style:name="P13" style:family="paragraph" style:parent-style-name="Standard">
      <style:text-properties fo:color="#c9211e" officeooo:rsid="001ba2f5" officeooo:paragraph-rsid="001ba2f5"/>
    </style:style>
    <style:style style:name="P14" style:family="paragraph" style:parent-style-name="Standard">
      <style:text-properties officeooo:rsid="00289884" officeooo:paragraph-rsid="00289884"/>
    </style:style>
    <style:style style:name="P15" style:family="paragraph" style:parent-style-name="Standard">
      <style:text-properties fo:color="#cccccc" style:font-name="Droid Sans Mono" fo:font-size="10.5pt" fo:font-weight="normal" officeooo:rsid="001ba2f5" officeooo:paragraph-rsid="001ba2f5" fo:background-color="#1f1f1f"/>
    </style:style>
    <style:style style:name="T1" style:family="text">
      <style:text-properties officeooo:rsid="0005bcaa"/>
    </style:style>
    <style:style style:name="T2" style:family="text">
      <style:text-properties officeooo:rsid="000a9342"/>
    </style:style>
    <style:style style:name="T3" style:family="text">
      <style:text-properties officeooo:rsid="000b3f24"/>
    </style:style>
    <style:style style:name="T4" style:family="text">
      <style:text-properties officeooo:rsid="00109781"/>
    </style:style>
    <style:style style:name="T5" style:family="text">
      <style:text-properties officeooo:rsid="001299e8"/>
    </style:style>
    <style:style style:name="T6" style:family="text">
      <style:text-properties officeooo:rsid="0013d23a"/>
    </style:style>
    <style:style style:name="T7" style:family="text">
      <style:text-properties officeooo:rsid="00154313"/>
    </style:style>
    <style:style style:name="T8" style:family="text">
      <style:text-properties officeooo:rsid="00180100"/>
    </style:style>
    <style:style style:name="T9" style:family="text">
      <style:text-properties officeooo:rsid="00180279"/>
    </style:style>
    <style:style style:name="T10" style:family="text">
      <style:text-properties officeooo:rsid="0018e9c1"/>
    </style:style>
    <style:style style:name="T11" style:family="text">
      <style:text-properties officeooo:rsid="001c92f0"/>
    </style:style>
    <style:style style:name="T12" style:family="text">
      <style:text-properties fo:color="#569cd6"/>
    </style:style>
    <style:style style:name="T13" style:family="text">
      <style:text-properties fo:color="#9cdcfe"/>
    </style:style>
    <style:style style:name="T14" style:family="text">
      <style:text-properties fo:color="#dcdcaa"/>
    </style:style>
    <style:style style:name="T15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<text:tab/></text:p>
      <text:p text:style-name="P1"/>
      <text:p text:style-name="P1">Webpack – para utilizar vários arquivos js em um só. <text:span text:style-name="T2">É um empacotador de modulos.</text:span></text:p>
      <text:p text:style-name="P1"/>
      <text:p text:style-name="P1">Webpack Dev Server – <text:span text:style-name="T3">para rodar o servidor desse pacote.</text:span></text:p>
      <text:p text:style-name="P2"/>
      <text:p text:style-name="P2">Static – pode ser chamado direto sem precisar estanciar um objeto – <text:span text:style-name="T7">não tem o this dentro de métodos statics</text:span></text:p>
      <text:p text:style-name="P3"/>
      <text:p text:style-name="P3">arrons function – não é possível utilizar this nesse tipo de função, porque ela não usa escolpo, para utilizar o this é preciso usar a function no formato tradicional.</text:p>
      <text:p text:style-name="P3"/>
      <text:p text:style-name="P4">FormData - Pega todos os campos dentro do formData.</text:p>
      <text:p text:style-name="P4"/>
      <text:p text:style-name="P4">Worker - para ler arquivos pdf</text:p>
      <text:p text:style-name="P1"/>
      <text:p text:style-name="P1"/>
      <text:p text:style-name="P1"/>
      <text:p text:style-name="P1">Erros</text:p>
      <text:p text:style-name="P1"/>
      <text:p text:style-name="P1">- Filtro de lista para contatos.</text:p>
      <text:p text:style-name="P1">- <text:span text:style-name="T1">Visualizando msg de um usuário na tela do outro.</text:span></text:p>
      <text:p text:style-name="P1"/>
      <text:p text:style-name="P1"/>
      <text:p text:style-name="P1"/>
      <text:p text:style-name="P1"/>
      <text:p text:style-name="P1"/>
      <text:p text:style-name="P5">Criar um trigger e quem tiver ouvindo esse evento chama o on, <text:span text:style-name="T6">só dispara o triggre se tiver alguém para ouvir</text:span></text:p>
      <text:p text:style-name="P5">trigger = disparo</text:p>
      <text:p text:style-name="P5">on = ouvir </text:p>
      <text:p text:style-name="P5"/>
      <text:p text:style-name="P5">blob - <text:s/>para manipulação de binário.</text:p>
      <text:p text:style-name="P5"/>
      <text:p text:style-name="P5">padrão DAO – <text:span text:style-name="T4">dados axios objects – </text:span><text:span text:style-name="T5">Controlador de dados por meio de objetos</text:span></text:p>
      <text:p text:style-name="P5"/>
      <text:p text:style-name="P6">gets e sets – É o modo correto de acessar métodos privados.</text:p>
      <text:p text:style-name="P6"/>
      <text:p text:style-name="P6"/>
      <text:p text:style-name="P7">Obs: Quando manda mensagem ela é enviada mas fica desabilitada na tela (clica nela e nada acontece com, imagens, contatos, e documento<text:span text:style-name="T9">s, isso serve tambem para carregamentos de APIs</text:span>. Isso acontece porque atulizavamos a tela usando o inerHTML , isso que<text:span text:style-name="T9">r</text:span> dizer que eu pegava uma string com innerHTML e colocava no lugar <text:span text:style-name="T9">d</text:span>o elemento que estava com o DOM com todos os efeitos e eventos, e como é uma string ela <text:span text:style-name="T9">perdia todos os recursos de programação</text:span>.</text:p>
      <text:p text:style-name="P7"/>
      <text:p text:style-name="P7">ERRADO</text:p>
      <text:p text:style-name="P7">( </text:p>
      <text:p text:style-name="P7"><text:s/>this.el.panelMessagesContainer.querySelector('#_' + data.id).innerHTML = messageEl.innerHTML; )</text:p>
      <text:p text:style-name="P7"/>
      <text:p text:style-name="P9">A maneira correta de tranferir os elementos seria usando o “replaceChild”, ele troca um elemento pelo outro sem modificar sua configuração</text:p>
      <text:p text:style-name="P7"><text:soft-page-break/></text:p>
      <text:p text:style-name="P7"/>
      <text:p text:style-name="P7">CORRETO</text:p>
      <text:p text:style-name="P7"/>
      <text:p text:style-name="P7"/>
      <text:p text:style-name="P7"><text:s/>let messageEl = message.getViewElement(me);</text:p>
      <text:p text:style-name="P7"><text:s text:c="20"/></text:p>
      <text:p text:style-name="P10"><text:span text:style-name="T8"><text:s/>// </text:span><text:span text:style-name="T10">pega o pai dos elemento onde ocorrerá a troca</text:span></text:p>
      <text:p text:style-name="P7"><text:s text:c="2"/>let parent = this.el.panelMessagesContainer.querySelector('#_' + data.id).parentNode;</text:p>
      <text:p text:style-name="P7"/>
      <text:p text:style-name="P8">// <text:span text:style-name="T10">E substitui um elemento pelo outro usando ( </text:span>replaceChild <text:span text:style-name="T10">)</text:span></text:p>
      <text:p text:style-name="P7"><text:s text:c="2"/>parent.replaceChild(messageEl, this.el.panelMessagesContainer.querySelector('#_' + data.id))</text:p>
      <text:p text:style-name="P7"/>
      <text:p text:style-name="P7"/>
      <text:p text:style-name="P7"/>
      <text:p text:style-name="P7"/>
      <text:p text:style-name="P11">Só passo pelo construtor quando instancio uma classe</text:p>
      <text:p text:style-name="P11"/>
      <text:p text:style-name="P11"/>
      <text:p text:style-name="P11"/>
      <text:p text:style-name="P12">online</text:p>
      <text:p text:style-name="P13"><text:span text:style-name="T11">status </text:span>recebidos no contato</text:p>
      <text:p text:style-name="P12">contador de msg não lidas</text:p>
      <text:p text:style-name="P12">notificações</text:p>
      <text:p text:style-name="P14">arrumar filtros </text:p>
      <text:p text:style-name="P15"><text:span text:style-name="T12"/></text:p>
      <text:p text:style-name="P15"><text:span text:style-name="T12">this</text:span>.<text:span text:style-name="T13">_user</text:span>.<text:span text:style-name="T14">save</text:span>().<text:span text:style-name="T14">then</text:span>(() <text:span text:style-name="T12">=&gt;</text:span> {</text:p>
      <text:p text:style-name="P15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3:55:07.311791484</meta:creation-date>
    <dc:date>2023-07-29T15:15:15.093356200</dc:date>
    <meta:editing-duration>P2DT8H26M4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325" meta:character-count="2117" meta:non-whitespace-character-count="1786"/>
  </office:meta>
</office:document-meta>
</file>